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6292in" style:rel-column-width="5957*"/>
    </style:style>
    <style:style style:name="Table1.D" style:family="table-column">
      <style:table-column-properties style:column-width="0.6299in" style:rel-column-width="5958*"/>
    </style:style>
    <style:style style:name="Table1.K" style:family="table-column">
      <style:table-column-properties style:column-width="0.6299in" style:rel-column-width="5962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K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K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officeooo:paragraph-rsid="001f7d61"/>
    </style:style>
    <style:style style:name="P2" style:family="paragraph" style:parent-style-name="Heading_20_2">
      <style:text-properties officeooo:paragraph-rsid="001f7d61"/>
    </style:style>
    <style:style style:name="P3" style:family="paragraph">
      <loext:graphic-properties draw:fill="solid" draw:fill-color="#2a6099"/>
      <style:paragraph-properties fo:text-align="center"/>
      <style:text-properties fo:font-size="12pt"/>
    </style:style>
    <style:style style:name="P4" style:family="paragraph">
      <loext:graphic-properties draw:fill-color="#ff6600"/>
      <style:paragraph-properties fo:text-align="center"/>
      <style:text-properties fo:font-size="12pt"/>
    </style:style>
    <style:style style:name="P5" style:family="paragraph">
      <loext:graphic-properties draw:fill-color="#801900"/>
      <style:paragraph-properties fo:text-align="center"/>
      <style:text-properties fo:font-size="12pt"/>
    </style:style>
    <style:style style:name="P6" style:family="paragraph">
      <loext:graphic-properties draw:fill="solid" draw:fill-color="#99ff66" draw:opacity="50%"/>
      <style:paragraph-properties fo:text-align="center"/>
      <style:text-properties fo:font-size="12pt"/>
    </style:style>
    <style:style style:name="P7" style:family="paragraph">
      <loext:graphic-properties draw:fill-color="#99ff66" draw:opacity="50%"/>
      <style:paragraph-properties fo:text-align="center"/>
      <style:text-properties fo:font-size="12pt"/>
    </style:style>
    <style:style style:name="gr1" style:family="graphic">
      <style:graphic-properties draw:fill="solid" draw:fill-color="#2a6099" draw:textarea-horizontal-align="justify" draw:textarea-vertical-align="middle" draw:auto-grow-height="false" fo:min-height="0.1362in" fo:min-width="0.13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solid" draw:fill-color="#2a6099" draw:textarea-horizontal-align="justify" draw:textarea-vertical-align="middle" draw:auto-grow-height="false" fo:min-height="0.1366in" fo:min-width="0.136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="solid" draw:fill-color="#2a6099" draw:textarea-horizontal-align="justify" draw:textarea-vertical-align="middle" draw:auto-grow-height="false" fo:min-height="0.1354in" fo:min-width="0.13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ff6600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-color="#801900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="solid" draw:fill-color="#99ff66" draw:opacity="50%" draw:textarea-horizontal-align="justify" draw:textarea-vertical-align="middle" draw:auto-grow-height="false" fo:min-height="0.1354in" fo:min-width="0.1354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-color="#ff6600" draw:textarea-horizontal-align="justify" draw:textarea-vertical-align="middle" draw:auto-grow-height="false" fo:min-height="0.1339in" fo:min-width="0.1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-color="#99ff66" draw:opacity="50%" draw:textarea-horizontal-align="justify" draw:textarea-vertical-align="middle" draw:auto-grow-height="false" fo:min-height="0.1335in" fo:min-width="0.1335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-color="#99ff66" draw:opacity="50%" draw:textarea-horizontal-align="justify" draw:textarea-vertical-align="middle" draw:auto-grow-height="false" fo:min-height="0.1354in" fo:min-width="0.1354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 text:is-list-header="true"><draw:custom-shape text:anchor-type="paragraph" draw:z-index="8" draw:name="Shape 45" draw:style-name="gr5" draw:text-style-name="P5" svg:width="0.1335in" svg:height="0.1335in" svg:x="0.848in" svg:y="0.4181in"><text:p/><draw:enhanced-geometry svg:viewBox="0 0 21600 21600" draw:type="rectangle" draw:enhanced-path="M 0 0 L 21600 0 21600 21600 0 21600 0 0 Z N"/></draw:custom-shape><draw:custom-shape text:anchor-type="paragraph" draw:z-index="9" draw:name="Shape 46" draw:style-name="gr4" draw:text-style-name="P4" svg:width="0.1335in" svg:height="0.1335in" svg:x="3.4055in" svg:y="0.4217in"><text:p/><draw:enhanced-geometry svg:viewBox="0 0 21600 21600" draw:type="rectangle" draw:enhanced-path="M 0 0 L 21600 0 21600 21600 0 21600 0 0 Z N"/></draw:custom-shape><draw:custom-shape text:anchor-type="paragraph" draw:z-index="11" draw:name="Shape 49" draw:style-name="gr8" draw:text-style-name="P7" svg:width="0.1335in" svg:height="0.1335in" svg:x="5.272in" svg:y="0.4102in"><text:p/><draw:enhanced-geometry svg:viewBox="0 0 21600 21600" draw:type="rectangle" draw:enhanced-path="M 0 0 L 21600 0 21600 21600 0 21600 0 0 Z N"/></draw:custom-shape><draw:custom-shape text:anchor-type="paragraph" draw:z-index="22" draw:name="Shape 11" draw:style-name="gr2" draw:text-style-name="P3" svg:width="0.137in" svg:height="0.137in" svg:x="6.548in" svg:y="0.4161in"><text:p/><draw:enhanced-geometry svg:viewBox="0 0 21600 21600" draw:type="rectangle" draw:enhanced-path="M 0 0 L 21600 0 21600 21600 0 21600 0 0 Z N"/></draw:custom-shape></text:h>
      <table:table table:name="Table1" table:style-name="Table1">
        <table:table-column table:style-name="Table1.A" table:number-columns-repeated="3"/>
        <table:table-column table:style-name="Table1.D"/>
        <table:table-column table:style-name="Table1.A" table:number-columns-repeated="2"/>
        <table:table-column table:style-name="Table1.D"/>
        <table:table-column table:style-name="Table1.A" table:number-columns-repeated="2"/>
        <table:table-column table:style-name="Table1.D"/>
        <table:table-column table:style-name="Table1.K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3" draw:name="Shape 71" draw:style-name="gr8" draw:text-style-name="P7" svg:width="0.1335in" svg:height="0.1335in" svg:x="0.1854in" svg:y="0.1827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23" draw:name="Shape 12" draw:style-name="gr1" draw:text-style-name="P3" svg:width="0.1362in" svg:height="0.1362in" svg:x="0.2173in" svg:y="0.1673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7" draw:name="Shape 44" draw:style-name="gr5" draw:text-style-name="P5" svg:width="0.1335in" svg:height="0.1335in" svg:x="0.2209in" svg:y="0.1756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K1" office:value-type="string">
            <text:p text:style-name="Table_20_Contents"><draw:custom-shape text:anchor-type="paragraph" draw:z-index="17" draw:name="Shape 6" draw:style-name="gr4" draw:text-style-name="P4" svg:width="0.1335in" svg:height="0.1335in" svg:x="0.2209in" svg:y="0.1547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" draw:name="Shape 70" draw:style-name="gr4" draw:text-style-name="P4" svg:width="0.1335in" svg:height="0.1335in" svg:x="0.1965in" svg:y="0.166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6" draw:name="Shape 43" draw:style-name="gr8" draw:text-style-name="P7" svg:width="0.1335in" svg:height="0.1335in" svg:x="0.2035in" svg:y="0.170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0" draw:name="Shape 9" draw:style-name="gr1" draw:text-style-name="P3" svg:width="0.1362in" svg:height="0.1362in" svg:x="0.1917in" svg:y="0.1689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><draw:custom-shape text:anchor-type="paragraph" draw:z-index="16" draw:name="Shape 5" draw:style-name="gr5" draw:text-style-name="P5" svg:width="0.1335in" svg:height="0.1335in" svg:x="0.228in" svg:y="0.1654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18" draw:name="Shape 7" draw:style-name="gr1" draw:text-style-name="P3" svg:width="0.1362in" svg:height="0.1362in" svg:x="0.2256in" svg:y="0.16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" draw:name="Shape 69" draw:style-name="gr5" draw:text-style-name="P5" svg:width="0.1335in" svg:height="0.1335in" svg:x="0.2283in" svg:y="0.158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4" draw:name="Shape 3" draw:style-name="gr4" draw:text-style-name="P4" svg:width="0.1335in" svg:height="0.1335in" svg:x="0.1862in" svg:y="0.178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><draw:custom-shape text:anchor-type="paragraph" draw:z-index="15" draw:name="Shape 4" draw:style-name="gr6" draw:text-style-name="P6" svg:width="0.1358in" svg:height="0.1358in" svg:x="0.2327in" svg:y="0.1701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12" draw:name="Shape 1" draw:style-name="gr7" draw:text-style-name="P4" svg:width="0.1343in" svg:height="0.1343in" svg:x="0.2228in" svg:y="0.1764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0" draw:name="Shape 68" draw:style-name="gr8" draw:text-style-name="P7" svg:width="0.1335in" svg:height="0.1335in" svg:x="0.2272in" svg:y="0.179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9" draw:name="Shape 8" draw:style-name="gr3" draw:text-style-name="P3" svg:width="0.1358in" svg:height="0.1358in" svg:x="0.2008in" svg:y="0.168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3" draw:name="Shape 2" draw:style-name="gr5" draw:text-style-name="P5" svg:width="0.1335in" svg:height="0.1335in" svg:x="0.2063in" svg:y="0.181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4" draw:name="Shape 72" draw:style-name="gr5" draw:text-style-name="P5" svg:width="0.1335in" svg:height="0.1335in" svg:x="0.2291in" svg:y="0.1709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0" draw:name="Shape 47" draw:style-name="gr4" draw:text-style-name="P4" svg:width="0.1335in" svg:height="0.1335in" svg:x="0.2063in" svg:y="0.1717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5" draw:name="Shape 73" draw:style-name="gr9" draw:text-style-name="P7" svg:width="0.1358in" svg:height="0.1358in" svg:x="0.2035in" svg:y="0.1764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><draw:custom-shape text:anchor-type="paragraph" draw:z-index="21" draw:name="Shape 10" draw:style-name="gr1" draw:text-style-name="P3" svg:width="0.1362in" svg:height="0.1362in" svg:x="0.2173in" svg:y="0.1689in"><text:p/><draw:enhanced-geometry svg:viewBox="0 0 21600 21600" draw:type="rectangle" draw:enhanced-path="M 0 0 L 21600 0 21600 21600 0 21600 0 0 Z N"/></draw:custom-shape>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4.2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2:36:00.853099623</meta:creation-date>
    <dc:date>2023-06-15T16:24:45.761366516</dc:date>
    <meta:editing-duration>PT1H33M8S</meta:editing-duration>
    <meta:editing-cycles>8</meta:editing-cycles>
    <meta:generator>LibreOffice/7.5.3.2$Linux_X86_64 LibreOffice_project/50$Build-2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